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4e30" officeooo:paragraph-rsid="000a4e30"/>
    </style:style>
    <style:style style:name="P2" style:family="paragraph" style:parent-style-name="Text_20_body">
      <style:text-properties fo:font-style="normal" fo:font-weight="bold" officeooo:rsid="000914da" officeooo:paragraph-rsid="000914da" style:font-style-asian="normal" style:font-weight-asian="bold" style:font-style-complex="normal" style:font-weight-complex="bold"/>
    </style:style>
    <style:style style:name="P3" style:family="paragraph" style:parent-style-name="Text_20_body">
      <style:text-properties fo:font-style="normal" fo:font-weight="normal" officeooo:rsid="000bb640" officeooo:paragraph-rsid="000bb640" style:font-style-asian="normal" style:font-weight-asian="normal" style:font-style-complex="normal" style:font-weight-complex="normal"/>
    </style:style>
    <style:style style:name="P4" style:family="paragraph" style:parent-style-name="Text_20_body">
      <style:text-properties fo:font-style="normal" fo:font-weight="normal" officeooo:rsid="001ee186" officeooo:paragraph-rsid="001ee186" style:font-style-asian="normal" style:font-weight-asian="normal" style:font-style-complex="normal" style:font-weight-complex="normal"/>
    </style:style>
    <style:style style:name="P5" style:family="paragraph" style:parent-style-name="Text_20_body">
      <style:text-properties fo:font-style="normal" fo:font-weight="normal" officeooo:rsid="002530ce" officeooo:paragraph-rsid="002530ce" style:font-style-asian="normal" style:font-weight-asian="normal" style:font-style-complex="normal" style:font-weight-complex="normal"/>
    </style:style>
    <style:style style:name="P6" style:family="paragraph" style:parent-style-name="Text_20_body">
      <style:text-properties fo:font-style="normal" fo:font-weight="normal" officeooo:rsid="0028f5ac" officeooo:paragraph-rsid="0028f5ac" style:font-style-asian="normal" style:font-weight-asian="normal" style:font-style-complex="normal" style:font-weight-complex="normal"/>
    </style:style>
    <style:style style:name="P7" style:family="paragraph" style:parent-style-name="Text_20_body">
      <style:text-properties fo:font-style="normal" fo:font-weight="normal" officeooo:rsid="0028f5ac" officeooo:paragraph-rsid="00488f49" style:font-style-asian="normal" style:font-weight-asian="normal" style:font-style-complex="normal" style:font-weight-complex="normal"/>
    </style:style>
    <style:style style:name="P8" style:family="paragraph" style:parent-style-name="Text_20_body">
      <style:text-properties fo:font-style="normal" fo:font-weight="normal" officeooo:rsid="003dd679" officeooo:paragraph-rsid="003dd679" style:font-style-asian="normal" style:font-weight-asian="normal" style:font-style-complex="normal" style:font-weight-complex="normal"/>
    </style:style>
    <style:style style:name="P9" style:family="paragraph" style:parent-style-name="Text_20_body">
      <style:text-properties fo:font-style="normal" fo:font-weight="normal" officeooo:rsid="0043cbbc" officeooo:paragraph-rsid="0043cbbc" style:font-style-asian="normal" style:font-weight-asian="normal" style:font-style-complex="normal" style:font-weight-complex="normal"/>
    </style:style>
    <style:style style:name="P10" style:family="paragraph" style:parent-style-name="Text_20_body">
      <style:text-properties fo:font-style="normal" fo:font-weight="normal" officeooo:rsid="0045bb4e" officeooo:paragraph-rsid="0045bb4e" style:font-style-asian="normal" style:font-weight-asian="normal" style:font-style-complex="normal" style:font-weight-complex="normal"/>
    </style:style>
    <style:style style:name="P11" style:family="paragraph" style:parent-style-name="Text_20_body">
      <style:text-properties fo:font-style="normal" fo:font-weight="normal" officeooo:rsid="00459e2a" officeooo:paragraph-rsid="0043cbbc" style:font-style-asian="normal" style:font-weight-asian="normal" style:font-style-complex="normal" style:font-weight-complex="normal"/>
    </style:style>
    <style:style style:name="P12" style:family="paragraph" style:parent-style-name="Text_20_body">
      <style:text-properties fo:font-style="normal" officeooo:rsid="0004ebf5" officeooo:paragraph-rsid="0006cd84" style:font-style-asian="normal" style:font-style-complex="normal"/>
    </style:style>
    <style:style style:name="P13" style:family="paragraph" style:parent-style-name="Text_20_body">
      <style:text-properties fo:font-style="normal" officeooo:rsid="00073ed4" officeooo:paragraph-rsid="00073ed4" style:font-style-asian="normal" style:font-style-complex="normal"/>
    </style:style>
    <style:style style:name="P14" style:family="paragraph" style:parent-style-name="Text_20_body">
      <style:text-properties fo:font-style="normal" officeooo:rsid="00150b28" officeooo:paragraph-rsid="00150b28" style:font-style-asian="normal" style:font-style-complex="normal"/>
    </style:style>
    <style:style style:name="P15" style:family="paragraph" style:parent-style-name="Text_20_body">
      <style:text-properties fo:font-style="normal" officeooo:rsid="0028f5ac" officeooo:paragraph-rsid="0028f5ac" style:font-style-asian="normal" style:font-style-complex="normal"/>
    </style:style>
    <style:style style:name="P16" style:family="paragraph" style:parent-style-name="Text_20_body">
      <style:text-properties fo:font-style="normal" officeooo:rsid="000a4e30" officeooo:paragraph-rsid="001383e6" style:font-style-asian="normal" style:font-style-complex="normal"/>
    </style:style>
    <style:style style:name="P17" style:family="paragraph" style:parent-style-name="Text_20_body">
      <style:text-properties fo:font-style="normal" officeooo:rsid="005e1d08" officeooo:paragraph-rsid="00616333" style:font-style-asian="normal" style:font-style-complex="normal"/>
    </style:style>
    <style:style style:name="P18" style:family="paragraph" style:parent-style-name="Text_20_body">
      <style:text-properties fo:font-style="normal" officeooo:rsid="0066a90b" officeooo:paragraph-rsid="0066a90b" style:font-style-asian="normal" style:font-style-complex="normal"/>
    </style:style>
    <style:style style:name="P19" style:family="paragraph" style:parent-style-name="Text_20_body">
      <style:text-properties officeooo:paragraph-rsid="001383e6"/>
    </style:style>
    <style:style style:name="P20" style:family="paragraph" style:parent-style-name="Text_20_body">
      <style:text-properties officeooo:rsid="00183623" officeooo:paragraph-rsid="00183623"/>
    </style:style>
    <style:style style:name="P21" style:family="paragraph" style:parent-style-name="Text_20_body">
      <style:text-properties officeooo:rsid="001b0f08" officeooo:paragraph-rsid="001b0f08"/>
    </style:style>
    <style:style style:name="P22" style:family="paragraph" style:parent-style-name="Text_20_body">
      <style:text-properties fo:font-style="italic" officeooo:rsid="001bd6dd" officeooo:paragraph-rsid="001bd6dd" style:font-style-asian="italic" style:font-style-complex="italic"/>
    </style:style>
    <style:style style:name="P23" style:family="paragraph" style:parent-style-name="Text_20_body">
      <style:text-properties fo:font-style="italic" officeooo:rsid="00200bf6" officeooo:paragraph-rsid="00200bf6" style:font-style-asian="italic" style:font-style-complex="italic"/>
    </style:style>
    <style:style style:name="P24" style:family="paragraph" style:parent-style-name="Text_20_body">
      <style:text-properties officeooo:rsid="001cc85f" officeooo:paragraph-rsid="001e6861"/>
    </style:style>
    <style:style style:name="P25" style:family="paragraph" style:parent-style-name="Text_20_body">
      <style:text-properties officeooo:rsid="0028f5ac" officeooo:paragraph-rsid="0028f5ac"/>
    </style:style>
    <style:style style:name="P26" style:family="paragraph" style:parent-style-name="Text_20_body">
      <style:text-properties officeooo:rsid="002b1869" officeooo:paragraph-rsid="002b1869"/>
    </style:style>
    <style:style style:name="P27" style:family="paragraph" style:parent-style-name="Text_20_body">
      <style:text-properties officeooo:paragraph-rsid="002b1869"/>
    </style:style>
    <style:style style:name="P28" style:family="paragraph" style:parent-style-name="Text_20_body">
      <style:text-properties officeooo:paragraph-rsid="002de1e3"/>
    </style:style>
    <style:style style:name="P29" style:family="paragraph" style:parent-style-name="Text_20_body">
      <style:text-properties officeooo:rsid="003255a3" officeooo:paragraph-rsid="003255a3"/>
    </style:style>
    <style:style style:name="P30" style:family="paragraph" style:parent-style-name="Text_20_body">
      <style:text-properties officeooo:rsid="003255a3" officeooo:paragraph-rsid="002f356c"/>
    </style:style>
    <style:style style:name="P31" style:family="paragraph" style:parent-style-name="Text_20_body">
      <style:text-properties officeooo:rsid="003255a3" officeooo:paragraph-rsid="00346e2f"/>
    </style:style>
    <style:style style:name="P32" style:family="paragraph" style:parent-style-name="Text_20_body">
      <style:text-properties officeooo:paragraph-rsid="00346e2f"/>
    </style:style>
    <style:style style:name="P33" style:family="paragraph" style:parent-style-name="Text_20_body">
      <style:text-properties officeooo:rsid="000d24d0" officeooo:paragraph-rsid="00306b24"/>
    </style:style>
    <style:style style:name="P34" style:family="paragraph" style:parent-style-name="Text_20_body">
      <style:text-properties officeooo:rsid="003dd679" officeooo:paragraph-rsid="003dd679"/>
    </style:style>
    <style:style style:name="P35" style:family="paragraph" style:parent-style-name="Text_20_body">
      <style:text-properties officeooo:rsid="001ee186" officeooo:paragraph-rsid="001ee186"/>
    </style:style>
    <style:style style:name="P36" style:family="paragraph" style:parent-style-name="Text_20_body">
      <style:text-properties officeooo:rsid="0045bb4e" officeooo:paragraph-rsid="00465e04"/>
    </style:style>
    <style:style style:name="P37" style:family="paragraph" style:parent-style-name="Text_20_body">
      <style:text-properties officeooo:rsid="004a91cb" officeooo:paragraph-rsid="004a91cb"/>
    </style:style>
    <style:style style:name="P38" style:family="paragraph" style:parent-style-name="Text_20_body">
      <style:text-properties officeooo:rsid="004ddd33" officeooo:paragraph-rsid="0052ee6b"/>
    </style:style>
    <style:style style:name="P39" style:family="paragraph" style:parent-style-name="Text_20_body">
      <style:text-properties officeooo:rsid="00200bf6" officeooo:paragraph-rsid="00200bf6"/>
    </style:style>
    <style:style style:name="P40" style:family="paragraph" style:parent-style-name="Text_20_body">
      <style:text-properties officeooo:rsid="0051a887" officeooo:paragraph-rsid="0051a887"/>
    </style:style>
    <style:style style:name="P41" style:family="paragraph" style:parent-style-name="Text_20_body">
      <style:text-properties fo:font-weight="normal" officeooo:rsid="0051a887" officeooo:paragraph-rsid="0051a887" style:font-weight-asian="normal" style:font-weight-complex="normal"/>
    </style:style>
    <style:style style:name="P42" style:family="paragraph" style:parent-style-name="Text_20_body">
      <style:text-properties officeooo:rsid="0051aced" officeooo:paragraph-rsid="0052ee6b"/>
    </style:style>
    <style:style style:name="P43" style:family="paragraph" style:parent-style-name="Text_20_body">
      <style:text-properties officeooo:rsid="0052ee6b" officeooo:paragraph-rsid="0052ee6b"/>
    </style:style>
    <style:style style:name="P44" style:family="paragraph" style:parent-style-name="Text_20_body">
      <style:text-properties officeooo:rsid="00530c8f" officeooo:paragraph-rsid="005340f5"/>
    </style:style>
    <style:style style:name="P45" style:family="paragraph" style:parent-style-name="Text_20_body">
      <style:text-properties officeooo:rsid="0054d527" officeooo:paragraph-rsid="0054d527"/>
    </style:style>
    <style:style style:name="P46" style:family="paragraph" style:parent-style-name="Text_20_body">
      <style:text-properties officeooo:rsid="005340f5" officeooo:paragraph-rsid="005340f5"/>
    </style:style>
    <style:style style:name="P47" style:family="paragraph" style:parent-style-name="Text_20_body">
      <style:text-properties officeooo:paragraph-rsid="004ddd33"/>
    </style:style>
    <style:style style:name="P48" style:family="paragraph" style:parent-style-name="Text_20_body">
      <style:text-properties officeooo:rsid="004d5414" officeooo:paragraph-rsid="0056e810"/>
    </style:style>
    <style:style style:name="P49" style:family="paragraph" style:parent-style-name="Text_20_body">
      <style:text-properties officeooo:rsid="004d5414" officeooo:paragraph-rsid="005a6282"/>
    </style:style>
    <style:style style:name="P50" style:family="paragraph" style:parent-style-name="Text_20_body">
      <style:text-properties officeooo:rsid="005869f8" officeooo:paragraph-rsid="005869f8"/>
    </style:style>
    <style:style style:name="P51" style:family="paragraph" style:parent-style-name="Text_20_body">
      <style:text-properties officeooo:rsid="0056e810" officeooo:paragraph-rsid="0056e810"/>
    </style:style>
    <style:style style:name="P52" style:family="paragraph" style:parent-style-name="Text_20_body">
      <style:text-properties officeooo:rsid="005d3e74" officeooo:paragraph-rsid="005d3e74"/>
    </style:style>
    <style:style style:name="P53" style:family="paragraph" style:parent-style-name="Text_20_body">
      <style:text-properties officeooo:rsid="006342ff" officeooo:paragraph-rsid="006342ff"/>
    </style:style>
    <style:style style:name="P54" style:family="paragraph" style:parent-style-name="Text_20_body">
      <style:text-properties officeooo:rsid="006342ff" officeooo:paragraph-rsid="00655c51"/>
    </style:style>
    <style:style style:name="P55" style:family="paragraph" style:parent-style-name="Text_20_body">
      <style:text-properties officeooo:rsid="006342ff" officeooo:paragraph-rsid="00638d49"/>
    </style:style>
    <style:style style:name="P56" style:family="paragraph" style:parent-style-name="Text_20_body">
      <style:text-properties officeooo:paragraph-rsid="00638d49"/>
    </style:style>
    <style:style style:name="P57" style:family="paragraph" style:parent-style-name="Text_20_body">
      <style:text-properties officeooo:rsid="00652605" officeooo:paragraph-rsid="00652605"/>
    </style:style>
    <style:style style:name="P58" style:family="paragraph" style:parent-style-name="Text_20_body">
      <style:text-properties officeooo:rsid="0066a90b" officeooo:paragraph-rsid="0066a90b"/>
    </style:style>
    <style:style style:name="P59" style:family="paragraph" style:parent-style-name="Text_20_body">
      <style:text-properties officeooo:rsid="0067364e" officeooo:paragraph-rsid="006a4249"/>
    </style:style>
    <style:style style:name="P60" style:family="paragraph" style:parent-style-name="Text_20_body">
      <style:text-properties officeooo:rsid="00685297" officeooo:paragraph-rsid="00685297"/>
    </style:style>
    <style:style style:name="P61" style:family="paragraph" style:parent-style-name="Text_20_body">
      <style:text-properties officeooo:rsid="006a4249" officeooo:paragraph-rsid="006a4249"/>
    </style:style>
    <style:style style:name="P62" style:family="paragraph" style:parent-style-name="Text_20_body" style:list-style-name="L1">
      <style:text-properties fo:font-style="normal" fo:font-weight="normal" officeooo:rsid="000bb640" officeooo:paragraph-rsid="000bb640" style:font-style-asian="normal" style:font-weight-asian="normal" style:font-style-complex="normal" style:font-weight-complex="normal"/>
    </style:style>
    <style:style style:name="P63" style:family="paragraph" style:parent-style-name="Text_20_body" style:list-style-name="L2">
      <style:text-properties fo:font-style="normal" fo:font-weight="normal" officeooo:rsid="000bb640" officeooo:paragraph-rsid="000bb640" style:font-style-asian="normal" style:font-weight-asian="normal" style:font-style-complex="normal" style:font-weight-complex="normal"/>
    </style:style>
    <style:style style:name="P64" style:family="paragraph" style:parent-style-name="Text_20_body" style:list-style-name="L3">
      <style:text-properties fo:font-style="normal" fo:font-weight="normal" officeooo:rsid="000bb640" officeooo:paragraph-rsid="000bb640" style:font-style-asian="normal" style:font-weight-asian="normal" style:font-style-complex="normal" style:font-weight-complex="normal"/>
    </style:style>
    <style:style style:name="P65" style:family="paragraph" style:parent-style-name="Text_20_body" style:list-style-name="L4">
      <style:text-properties fo:font-style="normal" fo:font-weight="normal" officeooo:rsid="000bb640" officeooo:paragraph-rsid="000bb640" style:font-style-asian="normal" style:font-weight-asian="normal" style:font-style-complex="normal" style:font-weight-complex="normal"/>
    </style:style>
    <style:style style:name="P66" style:family="paragraph" style:parent-style-name="Text_20_body" style:list-style-name="L5">
      <style:text-properties fo:font-style="normal" fo:font-weight="normal" officeooo:rsid="000bb640" officeooo:paragraph-rsid="000bb640" style:font-style-asian="normal" style:font-weight-asian="normal" style:font-style-complex="normal" style:font-weight-complex="normal"/>
    </style:style>
    <style:style style:name="P67" style:family="paragraph" style:parent-style-name="Text_20_body" style:list-style-name="L6">
      <style:text-properties fo:font-style="normal" fo:font-weight="normal" officeooo:rsid="000bb640" officeooo:paragraph-rsid="000bb640" style:font-style-asian="normal" style:font-weight-asian="normal" style:font-style-complex="normal" style:font-weight-complex="normal"/>
    </style:style>
    <style:style style:name="P68" style:family="paragraph" style:parent-style-name="Text_20_body" style:list-style-name="L1">
      <style:text-properties fo:font-style="normal" fo:font-weight="normal" officeooo:rsid="000e1e7b" officeooo:paragraph-rsid="000e1e7b" style:font-style-asian="normal" style:font-weight-asian="normal" style:font-style-complex="normal" style:font-weight-complex="normal"/>
    </style:style>
    <style:style style:name="P69" style:family="paragraph" style:parent-style-name="Text_20_body" style:list-style-name="L1">
      <style:text-properties fo:font-style="normal" fo:font-weight="normal" officeooo:rsid="004ff8c9" officeooo:paragraph-rsid="004ff8c9" style:font-style-asian="normal" style:font-weight-asian="normal" style:font-style-complex="normal" style:font-weight-complex="normal"/>
    </style:style>
    <style:style style:name="P70" style:family="paragraph" style:parent-style-name="Text_20_body" style:list-style-name="L3">
      <style:text-properties fo:font-style="normal" fo:font-weight="normal" officeooo:rsid="000d24d0" officeooo:paragraph-rsid="000d24d0" style:font-style-asian="normal" style:font-weight-asian="normal" style:font-style-complex="normal" style:font-weight-complex="normal"/>
    </style:style>
    <style:style style:name="P71" style:family="paragraph" style:parent-style-name="Text_20_body">
      <style:text-properties fo:font-style="normal" fo:font-weight="normal" officeooo:rsid="00712343" officeooo:paragraph-rsid="00712343" style:font-style-asian="normal" style:font-weight-asian="normal" style:font-style-complex="normal" style:font-weight-complex="normal"/>
    </style:style>
    <style:style style:name="P72" style:family="paragraph" style:parent-style-name="Text_20_body" style:list-style-name="L4">
      <style:text-properties fo:font-style="normal" fo:font-weight="normal" officeooo:rsid="00712343" officeooo:paragraph-rsid="00712343" style:font-style-asian="normal" style:font-weight-asian="normal" style:font-style-complex="normal" style:font-weight-complex="normal"/>
    </style:style>
    <style:style style:name="P73" style:family="paragraph" style:parent-style-name="Text_20_body">
      <style:text-properties fo:font-style="normal" officeooo:rsid="007254fd" officeooo:paragraph-rsid="007254fd" style:font-style-asian="normal" style:font-style-complex="normal"/>
    </style:style>
    <style:style style:name="P74" style:family="paragraph" style:parent-style-name="Text_20_body">
      <style:text-properties officeooo:rsid="005a6282" officeooo:paragraph-rsid="006f44dc"/>
    </style:style>
    <style:style style:name="P75" style:family="paragraph" style:parent-style-name="Text_20_body">
      <style:text-properties officeooo:rsid="005b660b" officeooo:paragraph-rsid="005bf64a"/>
    </style:style>
    <style:style style:name="P76" style:family="paragraph" style:parent-style-name="Text_20_body">
      <style:text-properties officeooo:rsid="005c0562" officeooo:paragraph-rsid="00712343"/>
    </style:style>
    <style:style style:name="P77" style:family="paragraph" style:parent-style-name="Text_20_body">
      <style:text-properties officeooo:rsid="007254fd" officeooo:paragraph-rsid="007254fd"/>
    </style:style>
    <style:style style:name="P78" style:family="paragraph" style:parent-style-name="Heading_20_1">
      <style:text-properties officeooo:rsid="000d24d0" officeooo:paragraph-rsid="000d24d0"/>
    </style:style>
    <style:style style:name="P79" style:family="paragraph" style:parent-style-name="Heading_20_1">
      <style:text-properties officeooo:rsid="005869f8" officeooo:paragraph-rsid="005869f8"/>
    </style:style>
    <style:style style:name="P80" style:family="paragraph" style:parent-style-name="Heading_20_3">
      <style:text-properties officeooo:rsid="00200bf6" officeooo:paragraph-rsid="00200bf6"/>
    </style:style>
    <style:style style:name="P81" style:family="paragraph" style:parent-style-name="Heading_20_3">
      <style:text-properties officeooo:rsid="004c4b85" officeooo:paragraph-rsid="004c4b85"/>
    </style:style>
    <style:style style:name="P82" style:family="paragraph" style:parent-style-name="Heading_20_3">
      <style:text-properties officeooo:rsid="005a6282" officeooo:paragraph-rsid="005a6282"/>
    </style:style>
    <style:style style:name="P83" style:family="paragraph" style:parent-style-name="Heading_20_3">
      <style:text-properties officeooo:rsid="00632bd3" officeooo:paragraph-rsid="00632bd3"/>
    </style:style>
    <style:style style:name="P84" style:family="paragraph" style:parent-style-name="Heading_20_3">
      <style:text-properties officeooo:rsid="0067364e" officeooo:paragraph-rsid="0067364e"/>
    </style:style>
    <style:style style:name="T1" style:family="text">
      <style:text-properties fo:font-style="italic" style:font-style-asian="italic" style:font-style-complex="italic"/>
    </style:style>
    <style:style style:name="T2" style:family="text">
      <style:text-properties fo:font-style="italic" officeooo:rsid="0037e017" style:font-style-asian="italic" style:font-style-complex="italic"/>
    </style:style>
    <style:style style:name="T3" style:family="text">
      <style:text-properties fo:font-style="italic" officeooo:rsid="00616333" style:font-style-asian="italic" style:font-style-complex="italic"/>
    </style:style>
    <style:style style:name="T4" style:family="text">
      <style:text-properties fo:font-style="italic" officeooo:rsid="0063fa04" style:font-style-asian="italic" style:font-style-complex="italic"/>
    </style:style>
    <style:style style:name="T5" style:family="text">
      <style:text-properties fo:font-style="italic" officeooo:rsid="00685297" style:font-style-asian="italic" style:font-style-complex="italic"/>
    </style:style>
    <style:style style:name="T6" style:family="text">
      <style:text-properties fo:font-style="italic" officeooo:rsid="006f44dc" style:font-style-asian="italic" style:font-style-complex="italic"/>
    </style:style>
    <style:style style:name="T7" style:family="text">
      <style:text-properties fo:font-style="italic" officeooo:rsid="007254fd"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e6861"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b0f08" style:font-style-asian="normal" style:font-style-complex="normal"/>
    </style:style>
    <style:style style:name="T12" style:family="text">
      <style:text-properties fo:font-style="normal" officeooo:rsid="0019bfb7" style:font-style-asian="normal" style:font-style-complex="normal"/>
    </style:style>
    <style:style style:name="T13" style:family="text">
      <style:text-properties fo:font-style="normal" officeooo:rsid="00200bf6" style:font-style-asian="normal" style:font-style-complex="normal"/>
    </style:style>
    <style:style style:name="T14" style:family="text">
      <style:text-properties fo:font-style="normal" officeooo:rsid="00346e2f" style:font-style-asian="normal" style:font-style-complex="normal"/>
    </style:style>
    <style:style style:name="T15" style:family="text">
      <style:text-properties fo:font-style="normal" officeooo:rsid="003557ef" style:font-style-asian="normal" style:font-style-complex="normal"/>
    </style:style>
    <style:style style:name="T16" style:family="text">
      <style:text-properties fo:font-style="normal" officeooo:rsid="0036af13" style:font-style-asian="normal" style:font-style-complex="normal"/>
    </style:style>
    <style:style style:name="T17" style:family="text">
      <style:text-properties fo:font-style="normal" officeooo:rsid="0037e017" style:font-style-asian="normal" style:font-style-complex="normal"/>
    </style:style>
    <style:style style:name="T18" style:family="text">
      <style:text-properties fo:font-style="normal" officeooo:rsid="003dd679" style:font-style-asian="normal" style:font-style-complex="normal"/>
    </style:style>
    <style:style style:name="T19" style:family="text">
      <style:text-properties fo:font-style="normal" officeooo:rsid="0046a1b5" style:font-style-asian="normal" style:font-style-complex="normal"/>
    </style:style>
    <style:style style:name="T20" style:family="text">
      <style:text-properties fo:font-style="normal" officeooo:rsid="005bf64a" style:font-style-asian="normal" style:font-style-complex="normal"/>
    </style:style>
    <style:style style:name="T21" style:family="text">
      <style:text-properties fo:font-style="normal" officeooo:rsid="005c0562" style:font-style-asian="normal" style:font-style-complex="normal"/>
    </style:style>
    <style:style style:name="T22" style:family="text">
      <style:text-properties fo:font-style="normal" officeooo:rsid="005ca237" style:font-style-asian="normal" style:font-style-complex="normal"/>
    </style:style>
    <style:style style:name="T23" style:family="text">
      <style:text-properties fo:font-style="normal" officeooo:rsid="00616333" style:font-style-asian="normal" style:font-style-complex="normal"/>
    </style:style>
    <style:style style:name="T24" style:family="text">
      <style:text-properties fo:font-style="normal" officeooo:rsid="0063fa04" style:font-style-asian="normal" style:font-style-complex="normal"/>
    </style:style>
    <style:style style:name="T25" style:family="text">
      <style:text-properties fo:font-style="normal" officeooo:rsid="00652605" style:font-style-asian="normal" style:font-style-complex="normal"/>
    </style:style>
    <style:style style:name="T26" style:family="text">
      <style:text-properties fo:font-style="normal" officeooo:rsid="00655c51" style:font-style-asian="normal" style:font-style-complex="normal"/>
    </style:style>
    <style:style style:name="T27" style:family="text">
      <style:text-properties fo:font-style="normal" officeooo:rsid="0067364e" style:font-style-asian="normal" style:font-style-complex="normal"/>
    </style:style>
    <style:style style:name="T28" style:family="text">
      <style:text-properties fo:font-style="normal" officeooo:rsid="00685297" style:font-style-asian="normal" style:font-style-complex="normal"/>
    </style:style>
    <style:style style:name="T29" style:family="text">
      <style:text-properties fo:font-style="normal" officeooo:rsid="006a4249" style:font-style-asian="normal" style:font-style-complex="normal"/>
    </style:style>
    <style:style style:name="T30" style:family="text">
      <style:text-properties fo:font-style="normal" officeooo:rsid="006f44dc" style:font-style-asian="normal" style:font-style-complex="normal"/>
    </style:style>
    <style:style style:name="T31" style:family="text">
      <style:text-properties fo:font-style="normal" officeooo:rsid="00712343" style:font-style-asian="normal" style:font-style-complex="normal"/>
    </style:style>
    <style:style style:name="T32" style:family="text">
      <style:text-properties fo:font-style="normal" officeooo:rsid="007254fd" style:font-style-asian="normal" style:font-style-complex="normal"/>
    </style:style>
    <style:style style:name="T33" style:family="text">
      <style:text-properties fo:font-style="normal" officeooo:rsid="0073fba1"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19bfb7"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1bd6dd" style:font-style-asian="normal" style:font-weight-asian="normal" style:font-style-complex="normal" style:font-weight-complex="normal"/>
    </style:style>
    <style:style style:name="T38" style:family="text">
      <style:text-properties fo:font-style="normal" fo:font-weight="normal" officeooo:rsid="001e6861" style:font-style-asian="normal" style:font-weight-asian="normal" style:font-style-complex="normal" style:font-weight-complex="normal"/>
    </style:style>
    <style:style style:name="T39" style:family="text">
      <style:text-properties fo:font-style="normal" fo:font-weight="normal" officeooo:rsid="001ee186" style:font-style-asian="normal" style:font-weight-asian="normal" style:font-style-complex="normal" style:font-weight-complex="normal"/>
    </style:style>
    <style:style style:name="T40" style:family="text">
      <style:text-properties fo:font-style="normal" fo:font-weight="normal" officeooo:rsid="0023ac50" style:font-style-asian="normal" style:font-weight-asian="normal" style:font-style-complex="normal" style:font-weight-complex="normal"/>
    </style:style>
    <style:style style:name="T41" style:family="text">
      <style:text-properties fo:font-style="normal" fo:font-weight="normal" officeooo:rsid="002530ce" style:font-style-asian="normal" style:font-weight-asian="normal" style:font-style-complex="normal" style:font-weight-complex="normal"/>
    </style:style>
    <style:style style:name="T42" style:family="text">
      <style:text-properties fo:font-style="normal" fo:font-weight="normal" officeooo:rsid="003557ef" style:font-style-asian="normal" style:font-weight-asian="normal" style:font-style-complex="normal" style:font-weight-complex="normal"/>
    </style:style>
    <style:style style:name="T43" style:family="text">
      <style:text-properties fo:font-style="normal" fo:font-weight="normal" officeooo:rsid="003dd679" style:font-style-asian="normal" style:font-weight-asian="normal" style:font-style-complex="normal" style:font-weight-complex="normal"/>
    </style:style>
    <style:style style:name="T44" style:family="text">
      <style:text-properties fo:font-style="normal" fo:font-weight="normal" officeooo:rsid="00426329" style:font-style-asian="normal" style:font-weight-asian="normal" style:font-style-complex="normal" style:font-weight-complex="normal"/>
    </style:style>
    <style:style style:name="T45" style:family="text">
      <style:text-properties fo:font-style="normal" fo:font-weight="normal" officeooo:rsid="00465e04" style:font-style-asian="normal" style:font-weight-asian="normal" style:font-style-complex="normal" style:font-weight-complex="normal"/>
    </style:style>
    <style:style style:name="T46" style:family="text">
      <style:text-properties officeooo:rsid="000ca29f"/>
    </style:style>
    <style:style style:name="T47" style:family="text">
      <style:text-properties officeooo:rsid="000d24d0"/>
    </style:style>
    <style:style style:name="T48" style:family="text">
      <style:text-properties officeooo:rsid="000fc0bf"/>
    </style:style>
    <style:style style:name="T49" style:family="text">
      <style:text-properties officeooo:rsid="0010f13a"/>
    </style:style>
    <style:style style:name="T50" style:family="text">
      <style:text-properties officeooo:rsid="0011ecce"/>
    </style:style>
    <style:style style:name="T51" style:family="text">
      <style:text-properties officeooo:rsid="001b0f08"/>
    </style:style>
    <style:style style:name="T52" style:family="text">
      <style:text-properties fo:font-weight="bold" style:font-weight-asian="bold" style:font-weight-complex="bold"/>
    </style:style>
    <style:style style:name="T53" style:family="text">
      <style:text-properties fo:font-weight="bold" officeooo:rsid="001b0f08" style:font-weight-asian="bold" style:font-weight-complex="bold"/>
    </style:style>
    <style:style style:name="T54" style:family="text">
      <style:text-properties fo:font-weight="bold" officeooo:rsid="0027062f"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1b0f08" style:font-weight-asian="normal" style:font-weight-complex="normal"/>
    </style:style>
    <style:style style:name="T57" style:family="text">
      <style:text-properties officeooo:rsid="00200bf6"/>
    </style:style>
    <style:style style:name="T58" style:family="text">
      <style:text-properties officeooo:rsid="0027062f"/>
    </style:style>
    <style:style style:name="T59" style:family="text">
      <style:text-properties officeooo:rsid="002b1869"/>
    </style:style>
    <style:style style:name="T60" style:family="text">
      <style:text-properties officeooo:rsid="002c4a7f"/>
    </style:style>
    <style:style style:name="T61" style:family="text">
      <style:text-properties officeooo:rsid="00306b24"/>
    </style:style>
    <style:style style:name="T62" style:family="text">
      <style:text-properties officeooo:rsid="003255a3"/>
    </style:style>
    <style:style style:name="T63" style:family="text">
      <style:text-properties officeooo:rsid="00346e2f"/>
    </style:style>
    <style:style style:name="T64" style:family="text">
      <style:text-properties officeooo:rsid="0036af13"/>
    </style:style>
    <style:style style:name="T65" style:family="text">
      <style:text-properties officeooo:rsid="0037e017"/>
    </style:style>
    <style:style style:name="T66" style:family="text">
      <style:text-properties officeooo:rsid="0038a557"/>
    </style:style>
    <style:style style:name="T67" style:family="text">
      <style:text-properties officeooo:rsid="003baaca"/>
    </style:style>
    <style:style style:name="T68" style:family="text">
      <style:text-properties officeooo:rsid="003c492b"/>
    </style:style>
    <style:style style:name="T69" style:family="text">
      <style:text-properties officeooo:rsid="00426329"/>
    </style:style>
    <style:style style:name="T70" style:family="text">
      <style:text-properties officeooo:rsid="00465e04"/>
    </style:style>
    <style:style style:name="T71" style:family="text">
      <style:text-properties officeooo:rsid="0046a1b5"/>
    </style:style>
    <style:style style:name="T72" style:family="text">
      <style:text-properties officeooo:rsid="00486f88"/>
    </style:style>
    <style:style style:name="T73" style:family="text">
      <style:text-properties officeooo:rsid="004c4b85"/>
    </style:style>
    <style:style style:name="T74" style:family="text">
      <style:text-properties officeooo:rsid="0052ee6b"/>
    </style:style>
    <style:style style:name="T75" style:family="text">
      <style:text-properties officeooo:rsid="005340f5"/>
    </style:style>
    <style:style style:name="T76" style:family="text">
      <style:text-properties officeooo:rsid="0055f9b8"/>
    </style:style>
    <style:style style:name="T77" style:family="text">
      <style:text-properties officeooo:rsid="0056e810"/>
    </style:style>
    <style:style style:name="T78" style:family="text">
      <style:text-properties officeooo:rsid="005bf64a"/>
    </style:style>
    <style:style style:name="T79" style:family="text">
      <style:text-properties officeooo:rsid="005f9956"/>
    </style:style>
    <style:style style:name="T80" style:family="text">
      <style:text-properties officeooo:rsid="00616333"/>
    </style:style>
    <style:style style:name="T81" style:family="text">
      <style:text-properties officeooo:rsid="00632bd3"/>
    </style:style>
    <style:style style:name="T82" style:family="text">
      <style:text-properties officeooo:rsid="006342ff"/>
    </style:style>
    <style:style style:name="T83" style:family="text">
      <style:text-properties officeooo:rsid="00638d49"/>
    </style:style>
    <style:style style:name="T84" style:family="text">
      <style:text-properties officeooo:rsid="00655c51"/>
    </style:style>
    <style:style style:name="T85" style:family="text">
      <style:text-properties officeooo:rsid="0066a90b"/>
    </style:style>
    <style:style style:name="T86" style:family="text">
      <style:text-properties officeooo:rsid="00685297"/>
    </style:style>
    <style:style style:name="T87" style:family="text">
      <style:text-properties officeooo:rsid="006a4249"/>
    </style:style>
    <style:style style:name="T88" style:family="text">
      <style:text-properties officeooo:rsid="006ab6d4"/>
    </style:style>
    <style:style style:name="T89" style:family="text">
      <style:text-properties officeooo:rsid="006f44dc"/>
    </style:style>
    <style:style style:name="T90" style:family="text">
      <style:text-properties officeooo:rsid="0073bf7f"/>
    </style:style>
    <style:style style:name="T91" style:family="text">
      <style:text-properties officeooo:rsid="0073fb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ccasionally, <text:span text:style-name="T59">we</text:span> find ourselves in the midst of a <text:span text:style-name="T59">particular kind of conversation. It’s illuminating and seems to have a life of its own.</text:span> Defensive or aggressive behavior is nowhere in sight. Insight and new connections <text:span text:style-name="T64">come up</text:span> in a way that's unpredictable and seemingly inexhaustible. The conversation seems to flow between the banks of agreement and disagreement, existing in some rich space between the two.</text:p>
      <text:p text:style-name="P27"><text:span text:style-name="T59">The most common place you’ll find these are within n</text:span>ew romances. A new couple in bed <text:span text:style-name="T59">for the first time, or perhaps at a coffeeshop on a third or fourth date</text:span>, talk about their feelings, dreams, <text:span text:style-name="T67">and values</text:span>. <text:span text:style-name="T59">Although there is no end-goal to the conversation, </text:span>it moves, <text:span text:style-name="T59">with a remarkable sense of relaxed excitement.</text:span> Like jazz players, the lovers riff off each others' ideas and feelings, possibly for hours <text:span text:style-name="T59">without stopping.</text:span> <text:span text:style-name="T59">It is one of the few moments in life we are able to be wholly present in without effort, feeling no desire at all to move or escape to some other targeted state.</text:span></text:p>
      <text:p text:style-name="P27"><text:span text:style-name="T59">This phenomenon occurs outside of romantic love too, albeit with less frequency.</text:span> A few close friends at a pub may find it, perhaps even semi-reliably. A pair of relaxed priests might find it coalescing between them while speculating on dissimilar ideas of God; so too may a pair of atheists discussing a search for meaning. More rarely, but perhaps most richly, an atheist and a man of faith might find it slowly growing in the space between them, whether by careful cultivation or a fortuitous combination of personalities and context.</text:p>
      <text:p text:style-name="P26">In all of these cases, the conversation <text:span text:style-name="T66">fe</text:span>els endless <text:span text:style-name="T66">and</text:span> seems to have a life of its own. Something greater than the sum of the parts <text:span text:style-name="T60">not only forms spontaneously, but actually generates entirely new insights that none of the participants could have created or predicted individually.</text:span></text:p>
      <text:p text:style-name="Text_20_body"><text:span text:style-name="T60">This is a book about these kinds of conversations, which I will call diologos—a term coined by </text:span>John Vervaeke <text:span text:style-name="T65">that comes from </text:span><text:span text:style-name="T2">diologue</text:span><text:span text:style-name="T17"> and </text:span><text:span text:style-name="T2">logos</text:span>. Other terms which get at the same idea are collective intelligence, <text:span text:style-name="T60">communitas, group flow,</text:span> and generative conversation.</text:p>
      <text:p text:style-name="Text_20_body">I write this book for two reasons. The the first <text:span text:style-name="T61">is simple. I intend</text:span> <text:span text:style-name="T60">to show that diologos can be identified, </text:span>studied, <text:span text:style-name="T60">and cultivated</text:span>: one can <text:span text:style-name="T60">plant and grow </text:span>it from the right conversations as reliably as carrots <text:span text:style-name="T60">from</text:span> the right dirt. <text:span text:style-name="T60">I am here to give you the seeds (memetic seeds!), tell you how to find the right dirt, and share techniques for its healthy growth.</text:span></text:p>
      <text:p text:style-name="P28">The second reason <text:span text:style-name="T61">is rather heavy in comparison.</text:span></text:p>
      <text:p text:style-name="P33">Today we face a series of interconnected crises that are frightening on many levels. <text:span text:style-name="T67">First, their magnitude is immense, dwarfing any of the historical crises we might compare them to. Second, a</text:span>voiding or ignoring them is dangerously naive. <text:span text:style-name="T67">Third, </text:span>we truly have no idea—individually or cultually—how we will solve them.</text:p>
      <text:p text:style-name="P29">I’ll name a few of these crises.</text:p>
      <text:p text:style-name="P30">At a philosophical level, postmodernism has dealt significant blows to certainty of knowledge, but we can’t simply wish to believe in certainty of science or faith and move on. At the level of physical reality, we find ourselves inevitably putting ever-increasing pressure on Earth’s ecological system, but even to do nothing about that is a choice with incalculable consequences. And at a distinctly personal level, the conversation on gender <text:span text:style-name="T64">today </text:span>seems to itself resemble a disfunctional relationship. Just like a bad breakup, as unpleasant as things are currently, we know it’s better than going back to how things were.</text:p>
      <text:p text:style-name="P31">We cannot unscramble these and other eggs, but we don’t yet know how to make an omelet, or indeed even if we can. Avoiding use of plastic, rejecting the very idea of truth, and giving women more power might be good starts, but as solutions they are frighteningly inadequate.</text:p>
      <text:p text:style-name="P31">As these and other crises bloom into full-blown catastrophes, it <text:span text:style-name="T64">will not be enough to</text:span> ask directly, “How do we solve these crises?”. We will be called on, as individuals and society, to answer a more fundamental and mysterious question: “How do we become that which can solve these crises?”</text:p>
      <text:p text:style-name="P32"><text:span text:style-name="T62">I submit that diologos, or whatever it evolves into, is a crucial part of the answer. The individual will use it to navigate the chaos around him even when the horizon is out of sight, and society will use it as a </text:span>building block for the new structures <text:span text:style-name="T47">as the old ones fail to cope</text:span>. <text:span text:style-name="T46">I will revisit this rather bold proclaimation in the epilogue.</text:span></text:p>
      <text:p text:style-name="P29">For now, let’s get down to brass tacks.</text:p>
      <text:p text:style-name="Text_20_body">This a field guid for an individual to find, cultivate, <text:span text:style-name="T61">and </text:span>study diologos in his or her own <text:span text:style-name="T67">social </text:span>life. <text:span text:style-name="T47">We will start with basic identification: how does one recognize it in the wild?</text:span></text:p>
      <text:h text:style-name="P78" text:outline-level="1">Diologos: A Most Exotic Creature</text:h>
      <text:p text:style-name="P22">Conversant:<text:span text:style-name="T10"> An individual engaged in </text:span><text:span text:style-name="T14">a</text:span><text:span text:style-name="T10"> given conversation.</text:span></text:p>
      <text:p text:style-name="P23">Contrasant: <text:span text:style-name="T10">Some other individual engaged in the same conversation as the </text:span>conversant<text:span text:style-name="T10">, as in “The conversant </text:span><text:span text:style-name="T16">must focus on listening to his</text:span><text:span text:style-name="T10"> contrasant</text:span><text:span text:style-name="T16">s</text:span><text:span text:style-name="T10">.”</text:span></text:p>
      <text:h text:style-name="P80" text:outline-level="3"><text:span text:style-name="T72">A Taxonomy of</text:span> Conversation</text:h>
      <text:p text:style-name="P39"><text:span text:style-name="T69">Let’s start with the worst kinds of conversations</text:span>, <text:span text:style-name="T69">then build</text:span> up to more <text:span text:style-name="T63">pleasant,</text:span> valuable <text:span text:style-name="T63">ones</text:span>.</text:p>
      <text:p text:style-name="P40"/>
      <text:p text:style-name="P40"/>
      <text:p text:style-name="P40">Shit, what about <text:span text:style-name="T52">lecture</text:span><text:span text:style-name="T55">?</text:span></text:p>
      <text:p text:style-name="P41"/>
      <text:p text:style-name="P41"/>
      <text:p text:style-name="P20"><text:span text:style-name="T68">At the bottom of the barrel is the </text:span><text:span text:style-name="T53">argument</text:span><text:span text:style-name="T56">.</text:span> the conversants feel defensive and possibly angry. Each party’s goal is to prove that their opinion is justified and their <text:span text:style-name="T68">contrasant’s</text:span> is not. It is zero-sum: one party wins only if the other loses, and vise versa. If the conversants have an emotionally loaded relationship, then <text:span text:style-name="T68">they are liable to hurt or blame each other, </text:span>seemingly bypassing any of the prudence or grace they aspire to in calmer moments.</text:p>
      <text:p text:style-name="P20">These conversations are <text:span text:style-name="T57">always</text:span> frustrating, <text:span text:style-name="T57">at their worst can be destructive and even abusive, and rarely get us anywhere except at the expense of someone else. Crucially for our purposes here, an argument rarely results in either conversant changing their mind—sometimes it can even entrench them further into their original positions. If there is a middle ground between the two sides, it is not seen as relevant and is not sought. If there is a higher truth, it’s nowhere in sight. Usually, an argument only ends when someone admits they were wrong, or when it gets too intense and they abort the conversation altogether.</text:span></text:p>
      <text:p text:style-name="P25">[two dots with lots of ugliness between]</text:p>
      <text:p text:style-name="P34">Arguments are nasty things, <text:span text:style-name="T69">but we can improve upon </text:span>them a bit by <text:span text:style-name="T51">having a </text:span><text:span text:style-name="T35">debate</text:span><text:span text:style-name="T12">. The difference is that a debate has </text:span><text:span text:style-name="T13">some</text:span><text:span text:style-name="T12"> set of agreed-on rules, implicit or explicit: don’t interrupt the speaker, give your partner a chance to respond, don’t yell, etc. Simply having a “polite argument” could count</text:span><text:span text:style-name="T11">, </text:span><text:span text:style-name="T10">politeness itself being a</text:span><text:span text:style-name="T19">n</text:span><text:span text:style-name="T10"> implicit </text:span><text:span text:style-name="T19">set of rules</text:span><text:span text:style-name="T10">.</text:span></text:p>
      <text:p text:style-name="P21"><text:span text:style-name="T19">To an audience, a debate is more valuable than an argument. This is</text:span><text:span text:style-name="T10"> </text:span><text:span text:style-name="T12">why </text:span><text:span text:style-name="T15">we televize</text:span><text:span text:style-name="T12"> presidential debates instead of presidential arguments: </text:span><text:span text:style-name="T19">t</text:span><text:span text:style-name="T10">hey’re easier to follow</text:span><text:span text:style-name="T15"> </text:span><text:span text:style-name="T18">and can even be a source of insight. </text:span><text:span text:style-name="T10">But to the speakers </text:span><text:span text:style-name="T18">themselves</text:span><text:span text:style-name="T10">, very little has been gained. </text:span><text:span text:style-name="T18">If they are more likely to change their own opinions, it’s not by much.</text:span></text:p>
      <text:p text:style-name="P15">[two dots with cleaner lines between them]</text:p>
      <text:p text:style-name="P21"><text:span text:style-name="T10">Let’s take a bigger step up, to </text:span><text:span text:style-name="T34">negotiations</text:span><text:span text:style-name="T36">.</text:span><text:span text:style-name="T34"> </text:span><text:span text:style-name="T37">I use this term in a broader sense, to include </text:span><text:span text:style-name="T36">negotiations on truth as well as commitments.</text:span></text:p>
      <text:p text:style-name="P24"><text:span text:style-name="T38">In a negotiation</text:span><text:span text:style-name="T36"> all conversants share </text:span><text:span text:style-name="T38">at least one</text:span><text:span text:style-name="T36"> goal: </text:span><text:span text:style-name="T38">consensus.</text:span><text:span text:style-name="T36"> </text:span><text:span text:style-name="T38">They </text:span><text:span text:style-name="T39">want to</text:span><text:span text:style-name="T38"> agree on </text:span><text:span text:style-name="T9">something</text:span><text:span text:style-name="T36">. Each conversant </text:span><text:span text:style-name="T38">will of course have independent, personal goals—a businessman has a list of demands, </text:span><text:span text:style-name="T43">and </text:span><text:span text:style-name="T38">a hawker wants to charge </text:span><text:span text:style-name="T39">as much money as possible</text:span><text:span text:style-name="T38">. </text:span><text:span text:style-name="T39">But if</text:span><text:span text:style-name="T38"> a negotiation is happening, it’s because these individual, personal goals rely on consensus between the conversants. The businessman won’t get any deal, good or bad, if no agreement is reached, </text:span><text:span text:style-name="T43">and</text:span><text:span text:style-name="T38"> the hawker won’t get any money at all if the buyer walks away.</text:span></text:p>
      <text:p text:style-name="P4"><text:span text:style-name="T71">In a negotiation, a conversant must honestly attempt to understand each</text:span> of the contrasants’ positions—<text:span text:style-name="T71">c</text:span>onsensus simply is not possible otherwise. <text:span text:style-name="T71">I</text:span>f I want you to say yes and shake my hand, I must understand what you want so I can begin constructing an attractive offer.</text:p>
      <text:p text:style-name="P35"><text:span text:style-name="T42">T</text:span><text:span text:style-name="T40">o declare success, the conversants must</text:span><text:span text:style-name="T36"> </text:span><text:span text:style-name="T44">find some proposal that everyone is happy with</text:span><text:span text:style-name="T36">. There is an element of creativity here, because </text:span><text:span text:style-name="T43">before a negotiation starts no one knows</text:span><text:span text:style-name="T36"> what that point of agreement </text:span><text:span text:style-name="T43">will be</text:span><text:span text:style-name="T42">: i</text:span><text:span text:style-name="T41">t </text:span><text:span text:style-name="T43">must be sought or created from the raw material of dissimilar individual </text:span><text:span text:style-name="T44">desires and motivations</text:span><text:span text:style-name="T43">.</text:span></text:p>
      <text:p text:style-name="P8">We should be quite grateful for negotiations: they are a cornerstone of barter and trade, and <text:span text:style-name="T69">thus the entire </text:span>economic <text:span text:style-name="T69">system of capitalisim itself. </text:span>Less obviously, <text:span text:style-name="T69">negotiations are at the heart of science too</text:span>: scientists with competing theories essentially engage in a community-wide negotiation on truth, again starting with disparate personal positions and finding some acceptable middle-ground or combination of the original perspectives.</text:p>
      <text:p text:style-name="P6">[several dots with a dashed-boundary dot between them]</text:p>
      <text:p text:style-name="P5"><text:span text:style-name="T58">Okay</text:span>, enough pre-school! Let’s get into some terms that will <text:span text:style-name="T1">really </text:span>impress your next date. <text:span text:style-name="T58">First up:</text:span> <text:span text:style-name="T54">Generative conversation.</text:span></text:p>
      <text:p text:style-name="P9"><text:span text:style-name="T70">But don’t be too impressed: it’s just a technical term for a familiar experience.</text:span> Generally, if you’re enjoying a conversation for its own sake, it’s generative. Comfortable coworkers will naturally fall into it. Coffee dates are made of it (if not, it was a bad date!). When we go to a bar to meet friends, it’s because we expect to have generative conversation. <text:span text:style-name="T70">When a parent asks a teen what he did with his friends and he says they “just hung out”, they were probably engaged in generative conversation. (Or drugs. Maybe both!)</text:span></text:p>
      <text:p text:style-name="P10">Negotiations end when consensus is reached, but generative conversations are not bound in this way, because <text:span text:style-name="T70">a single shot of value </text:span>was <text:span text:style-name="T71">never the ultimate goal. Something higher or more long-term pulls the individuals together into a group and then along through the conversation.</text:span></text:p>
      <text:p text:style-name="P7">[3D, “shared purpose” dot above the circle of conversants, dashed-boundary dots leading up toward the shared purpose]</text:p>
      <text:p text:style-name="P11">During a coffee date, when one person makes a good joke or insightful point, and the other laughs or nods thoughtfully, they don’t then shake hands and say goodbye. They jump to another topic and keep going. Good friends hanging out can keep up an incredible momentum for hours, generating insight after insight. Generative conversations are so natural to us that we seem to be wired to <text:span text:style-name="T71">start and enjoy</text:span> them. It’s the oldest human pastime in the book.</text:p>
      <text:p text:style-name="P36"><text:span text:style-name="T36">If arguments are zero-sum, then negotiations are positive-sum, and generative conversation</text:span><text:span text:style-name="T45">s</text:span><text:span text:style-name="T36"> </text:span><text:span text:style-name="T45">are</text:span><text:span text:style-name="T36"> </text:span><text:span text:style-name="T8">infinite-sum</text:span><text:span text:style-name="T36">.</text:span></text:p>
      <text:p text:style-name="P37">On that note, we are ready to begin edging toward that most exotic creature: <text:span text:style-name="T52">diologos</text:span><text:span text:style-name="T55">.</text:span></text:p>
      <text:h text:style-name="P81" text:outline-level="3">Your Head Alone Cannot Find It</text:h>
      <text:p text:style-name="P42">Logic alone is inadequate for finding and nurturing diologos, <text:span text:style-name="T74">and the purlely logical lense simply does not capture the value it provides. Practically speaking, there is a sort of magic to diologos, so we need more than the rational mind to continue.</text:span></text:p>
      <text:p text:style-name="P38">This might be worrying to some. Logic and reason are such powerful tools for finding truth, that when I suggest we must move beyond them, the skeptical reader will surely raise their defenses. Without reason, where are the handrails?</text:p>
      <text:p text:style-name="P43"><text:span text:style-name="T76">But as humans, we have an alternative</text:span> set of handrails, seated deeply in our evolutionary history: our social intuition.</text:p>
      <text:p text:style-name="P43">We evolved in a social environment. When the tribe is running low on food, it begins to matter more whether you’re liked than whether you can fight off a hyena. Making others smile literally becomes a survival strategy.</text:p>
      <text:p text:style-name="P44">This is why both arguments and generative conversation are so easy to fall into: we evolved to make our rivals look stupid and to form connections with others. We <text:span text:style-name="T75">also </text:span>evolved to both lie effectively and detect lies*, to recognize good leaders and punish wrongdoers*, and to feel gratitude toward those who <text:span text:style-name="T75">are kind to us and</text:span> <text:span text:style-name="T75">vengeful toward those who hurt us*</text:span>.</text:p>
      <text:p text:style-name="P46">We do not rationally choose these strategies, nor does society pass them to us, <text:span text:style-name="T86">although surely they are reinforced</text:span>. <text:span text:style-name="T86">They are deeper than that, and in fact come </text:span><text:span text:style-name="T5">before</text:span><text:span text:style-name="T28"> rationality—</text:span><text:span text:style-name="T86">for humanity, for society, and for you the individual.</text:span></text:p>
      <text:p text:style-name="P45"><text:span text:style-name="T76">W</text:span>hen it comes to diologos, I suggest letting your social intuition drive, while <text:span text:style-name="T86">treating</text:span> rational<text:span text:style-name="T86">ity as a</text:span> passenger <text:span text:style-name="T76">on the look-out for the landmarks I’ll be describing shortly.</text:span></text:p>
      <text:p text:style-name="P48"><text:span text:style-name="T76">D</text:span>iologos seems always to be felt before it’s consciously realized: <text:span text:style-name="T77">a pleasant conversation is suddenly realized to be strikingly non-ordinary, and this often isn’t a conscious move on anyone’s part. As it continues,</text:span> a certain kind of emotional/<text:span text:style-name="T77">social </text:span>synchronization <text:span text:style-name="T77">maintains the</text:span> diologos, <text:span text:style-name="T77">which itself seems facilitated by largely subconscious social instincts and reactions.</text:span></text:p>
      <text:p text:style-name="P51">Logic is welcome at the party, but it doesn’t know how to get there.</text:p>
      <text:h text:style-name="P79" text:outline-level="1">Recognizing Diologos</text:h>
      <text:p text:style-name="P50">Diologos grows from generative conversation. <text:span text:style-name="T81">It’s never a sudden jump, but the change can happen rather quickly. The emotional tenor will begin to feel different for the indivuals and for the group, as will the nature and frequency of the insights generated.</text:span></text:p>
      <text:h text:style-name="P82" text:outline-level="3">Untread Ground</text:h>
      <text:p text:style-name="P74">In most casual conversation, the <text:span text:style-name="T91">speaker only directly says known, familiar things. Even when the subject of conversation is confounding or mysterious, </text:span>such as a friend expressing confusion over issues with his girlfriend, <text:span text:style-name="T89">what he actually says skirt the unknown and keep one foot firmly in what is known: what she said or he said,</text:span><text:span text:style-name="T10"> reactions of those involved, </text:span><text:span text:style-name="T28">or what he knows of his own internal state (suspicions, theories, feelings)</text:span><text:span text:style-name="T10">.</text:span></text:p>
      <text:p text:style-name="P74"><text:span text:style-name="T30">Even a statement like “I don’t know what to think!” is an expression about a known state of confusion, rather than new information that has occurred to him suddenly. Similarly he may express some apparently novel theory, but </text:span><text:span text:style-name="T33">in most cases it will be</text:span><text:span text:style-name="T31"> a theory that occurred to him some time before the conversation </text:span><text:span text:style-name="T33">took place</text:span><text:span text:style-name="T30">. There is nothing dishonest about this; </text:span><text:span text:style-name="T33">i</text:span><text:span text:style-name="T30">t’s just how most conversations work. We talk about what we know—especially when we’re distressed.</text:span></text:p>
      <text:p text:style-name="P75"><text:span text:style-name="T10">This is one of the first things to change in diologos: the speaker stops relying so heavily on familiar ideas </text:span><text:span text:style-name="T20">and </text:span><text:span text:style-name="T21">instead </text:span><text:span text:style-name="T20">begins exploring </text:span><text:span text:style-name="T6">in real time</text:span><text:span text:style-name="T20">. </text:span><text:span text:style-name="T10">Ideas are played with instead of explained. </text:span><text:span text:style-name="T20">Observations are shared </text:span><text:span text:style-name="T23">simply because it feels right </text:span><text:span text:style-name="T30">to do so</text:span><text:span text:style-name="T20">, rather than to support some </text:span><text:span text:style-name="T23">particular, </text:span><text:span text:style-name="T20">known point. The speaker has no script and no destination, happy simply to share a new and alluring thought as it forms. </text:span><text:span text:style-name="T32">This can be a brief observation or a much longer digression, but it will have a sense of excitement and </text:span><text:span text:style-name="T7">aliveness</text:span><text:span text:style-name="T32"> to it.</text:span></text:p>
      <text:p text:style-name="P76"><text:span text:style-name="T10">When the speaker </text:span><text:span text:style-name="T30">finishes speaking</text:span><text:span text:style-name="T10">, the listeners will have followed him along a </text:span><text:span text:style-name="T28">living</text:span><text:span text:style-name="T10"> chain of thought, </text:span><text:span text:style-name="T30">and all will have arrived at a position that even the speaker could not predict and did not </text:span><text:span text:style-name="T31">specifically intend</text:span><text:span text:style-name="T30">. </text:span><text:span text:style-name="T31">The less self-conscious the speaker is, the more intriguing will be the journey and the novel position.</text:span></text:p>
      <text:p text:style-name="P77"><text:span text:style-name="T10">With luck, one of the listeners </text:span><text:span text:style-name="T33">then</text:span><text:span text:style-name="T10"> speaks up with excitement, finding themselves compelled to venture further from this unknown, unexpected point</text:span><text:span text:style-name="T30">,</text:span><text:span text:style-name="T29"> also </text:span><text:span text:style-name="T30">having no script</text:span><text:span text:style-name="T22">, reporting their findings as they go. </text:span><text:span text:style-name="T29">They too are </text:span><text:span text:style-name="T22">happily lost and happy to land wherever they are taken.</text:span></text:p>
      <text:p text:style-name="P73">With <text:span text:style-name="T90">the right conditions (more on this in ___</text:span>), this will happen more than once or twice, each new speaker excitedly picking up where the last left off. The more it happens, the more the conversation implicitly supports such a style of speaking, encouraging each new speaker to join the fun in meandering in the unknown.</text:p>
      <text:p text:style-name="P73"/>
      <text:p text:style-name="P17"><text:span text:style-name="T78">W</text:span>ith a bit of practice, you’ll be able to intuitively pick up on this <text:span text:style-name="T79">shift</text:span>, <text:span text:style-name="T79">but let’s give our rational passenger some clear landmarks</text:span>. <text:span text:style-name="T80">Sentences may begin with telling phrases like “I just realized...”, “Isn’t it funny that...” or “I wonder if...”. The speaker will have a light in their eye.</text:span> <text:span text:style-name="T80">When the speaker finishes, others</text:span> will take more time to respond, <text:span text:style-name="T80">because</text:span> <text:span text:style-name="T80">they’ll be continuing from an unfamiliar place</text:span>. Phrases like “I don’t know”, “good question”, <text:span text:style-name="T85">or “I never thought about it like that”</text:span> come out more. <text:span text:style-name="T80">Listeners will be captivated, with a feeling that they’ll lose the thread unless they pay rapt attention </text:span><text:span text:style-name="T3">right now</text:span><text:span text:style-name="T80"> and follow the speaker along his mental journey.</text:span></text:p>
      <text:p text:style-name="P18">Speaking of <text:span text:style-name="T1">right now...</text:span></text:p>
      <text:h text:style-name="P83" text:outline-level="3">The Edge of Now</text:h>
      <text:p text:style-name="P53"><text:span text:style-name="T91">The previous </text:span>“untread ground” <text:span text:style-name="T84">idea</text:span> is seated in imagery of maps, location, and territory—physical space. A similar calling card of diologos can be expressed <text:span text:style-name="T10">in terms of time. </text:span><text:span text:style-name="T24">It can be quite profound </text:span><text:span text:style-name="T33">but is a little more subtle to notice.</text:span></text:p>
      <text:p text:style-name="P54"><text:span text:style-name="T83">When we tell some known story</text:span>, we’re either in the beginning, middle or end. When making a point, we have some idea of what facts we have arrayed, what we have yet to bring up, and the final conclusion we’re working toward. <text:span text:style-name="T83">The conversation has a clear sense of past and future, and you move from the former to the latter.</text:span></text:p>
      <text:p text:style-name="P55">In diologos, this sense of a known, linear timeline disappears, and the focus you’d normally reserve for tracking past and future is instead directed toward the present. Thus the present seems to have somehow expanded or deepened, and this makes sense: every moment you’re not tracking your destination would naturally be filled with experience of the present (REPEATING). In conversation, the present moment is simply whatever is being expressed—whether by you or a contrasant.</text:p>
      <text:p text:style-name="P56"><text:span text:style-name="T82">Even when a speaker references something said earlier, they bring the past into the present, rather than focusing our present attention on the record of the dead past. So I might reference something you said 10 minutes ago, but not to analyze the past event itself; rather, the </text:span><text:span text:style-name="T4">connection to the present moment</text:span><text:span text:style-name="T24"> </text:span><text:span text:style-name="T29">is the focus. The historical facts of the reference, such as </text:span><text:span text:style-name="T24">who said it, when they said it, why they said it, or indeed even whether it was wrong or right, silly or serious, smart or stupid. </text:span><text:span text:style-name="T25">These things just aren’t interesting compared to its rebirth in this new </text:span><text:span text:style-name="T26">context, and the new connections brought to light.</text:span></text:p>
      <text:p text:style-name="P57">A similar transformation happens with <text:span text:style-name="T84">one’s conception of the future</text:span>. In most conversations, we might discuss some destination and try to navigate there—this can be seen most clearly in negotiations. <text:span text:style-name="T84">Generally this targeted point is</text:span> several steps ahead of where we are now. In diologos, it too is <text:span text:style-name="T84">instead </text:span>brought into the present moment, when discussed at all. A question about the future becomes an active exploration in the present moment. Rather than mapping a <text:span text:style-name="T88">route</text:span> forward we dance a step <text:span text:style-name="T88">forward </text:span>and focus on the next. One begins to feel one is on the <text:span text:style-name="T1">edge of now, </text:span><text:span text:style-name="T10">continually falling into the very next present moment, </text:span><text:span text:style-name="T26">never really stationary and yet always rooted in now</text:span><text:span text:style-name="T10">. The future is no longer a theoretical thing far ahead of us which we must find, but instead a </text:span><text:span text:style-name="T26">m</text:span><text:span text:style-name="T10">ist </text:span><text:span text:style-name="T26">all around us</text:span><text:span text:style-name="T10"> that we continually step into.</text:span></text:p>
      <text:p text:style-name="P58"><text:span text:style-name="T10">The past and present both are brought </text:span><text:span text:style-name="T1">closer</text:span><text:span text:style-name="T10"> to the present, more connected to it, more alive because of this vicinity. And yet paradoxically, the past and present take less of our attention, as if we know they will take care of themselves. Perhaps it’s because of our closer contact with them, so that “</text:span><text:span text:style-name="T27">without looking” we have the sense that the past is not being forgotten and a beautiful future is forming.</text:span></text:p>
      <text:h text:style-name="P84" text:outline-level="3">A Sense of Salience</text:h>
      <text:p text:style-name="P59">During diologos, one is struck with a remarkable sense of salience. Everything the speaker says strikes both speaker and listeners as containing a high degree of truth, honesty, relevancy, importance, and even beauty. <text:span text:style-name="T87">Here the magic of diologos begins to show itself: this salience will seem to appear out of nowhere, and with remarkable consistency. A striking insight or revelation is followed by several more, each building on the last. It will seem so rich that it is unreasonable to expect it to continue, but alas it often does continue, possibly for hours.</text:span></text:p>
      <text:p text:style-name="P61">This is why we’re comfortable with all of the uncertainty discussed above: the words on one’s tongue are simply too important, too true, too beautiful, to let the uncertainty slow us down. Lo and behold we find that our steps meet solid ground, so we become emboldened. We or another speaker makes another bold step. It is an exhilerating conversational dance, of which everyone can take pride in co-creating and yet no one can claim full credit for.</text:p>
      <text:p text:style-name="P60">I must emphasize the word <text:span text:style-name="T1">sense</text:span><text:span text:style-name="T10">. One can decide that something is salient, but what I’m discussing here is much more felt than decided. A speaker brings up some connection they notice, and suddenly everyone is nodding their heads, not because they decided the connection was somehow salient or rich, but because they felt it.</text:span></text:p>
      <text:p text:style-name="P49"/>
      <text:p text:style-name="P49"/>
      <text:p text:style-name="P47"/>
      <text:p text:style-name="P47"/>
      <text:p text:style-name="P1"/>
      <text:p text:style-name="P1"/>
      <text:p text:style-name="P52">Use something from <text:a xlink:type="simple" xlink:href="https://www.youtube.com/watch?v=K6MFiHIp2v8" text:style-name="Internet_20_link" text:visited-style-name="Visited_20_Internet_20_Link">https://www.youtube.com/watch?v=K6MFiHIp2v8</text:a> ?</text:p>
      <text:p text:style-name="P2">More about Socrates / Plato?</text:p>
      <text:p text:style-name="P3">Identifying diologos</text:p>
      <text:list xml:id="list8362480511735378430" text:style-name="L1">
        <text:list-item>
          <text:p text:style-name="P62">excitement</text:p>
        </text:list-item>
        <text:list-item>
          <text:p text:style-name="P68">Abundance of connections</text:p>
        </text:list-item>
        <text:list-item>
          <text:p text:style-name="P68">Everything you say is true, honest, important, and relevant to your life</text:p>
        </text:list-item>
        <text:list-item>
          <text:p text:style-name="P62">you don’t want it to end</text:p>
        </text:list-item>
        <text:list-item>
          <text:p text:style-name="P62">self-awareness of conversation</text:p>
        </text:list-item>
        <text:list-item>
          <text:p text:style-name="P69">Socratic Method</text:p>
        </text:list-item>
      </text:list>
      <text:p text:style-name="P3">Fertile Ground</text:p>
      <text:list xml:id="list4179117351461135306" text:style-name="L2">
        <text:list-item>
          <text:p text:style-name="P63">Safety <text:span text:style-name="T48">for honesty</text:span></text:p>
        </text:list-item>
        <text:list-item>
          <text:p text:style-name="P63">Relaxed</text:p>
        </text:list-item>
        <text:list-item>
          <text:p text:style-name="P63"><text:span text:style-name="T47">A</text:span>ctive listening</text:p>
        </text:list-item>
        <text:list-item>
          <text:p text:style-name="P63">Space to share</text:p>
        </text:list-item>
        <text:list-item>
          <text:p text:style-name="P63">honesty</text:p>
        </text:list-item>
        <text:list-item>
          <text:p text:style-name="P63">shared values/goals</text:p>
        </text:list-item>
      </text:list>
      <text:p text:style-name="P3">Techniques for growing diologos</text:p>
      <text:list xml:id="list9080975378203096281" text:style-name="L3">
        <text:list-item>
          <text:p text:style-name="P70">warm-ups <text:span text:style-name="T49">(contact the big boys)</text:span></text:p>
        </text:list-item>
        <text:list-item>
          <text:p text:style-name="P64">rule omega</text:p>
        </text:list-item>
        <text:list-item>
          <text:p text:style-name="P64">speak feelings, invite others to do so</text:p>
        </text:list-item>
        <text:list-item>
          <text:p text:style-name="P64">note intuitive or “hunch” connections, or sudden recollections</text:p>
        </text:list-item>
        <text:list-item>
          <text:p text:style-name="P64">keep points concise <text:span text:style-name="T50">or at least don’t noodle</text:span>, then open space for others to riff</text:p>
        </text:list-item>
        <text:list-item>
          <text:p text:style-name="P64">replace “.” with “?”</text:p>
        </text:list-item>
        <text:list-item>
          <text:p text:style-name="P64">If you want to say something but don’t get your chance, let the insight go, and instead listen. Usually, its time will come</text:p>
        </text:list-item>
        <text:list-item>
          <text:p text:style-name="P64">easy come easy go – let it end when it should</text:p>
        </text:list-item>
        <text:list-item>
          <text:p text:style-name="P64">comment on wobbliness</text:p>
        </text:list-item>
        <text:list-item>
          <text:p text:style-name="P64">comment on topology</text:p>
        </text:list-item>
        <text:list-item>
          <text:p text:style-name="P64">recognize others’ contributions by name</text:p>
        </text:list-item>
        <text:list-item>
          <text:p text:style-name="P64">invite the quiet ones to share</text:p>
        </text:list-item>
        <text:list-item>
          <text:p text:style-name="P64">if you don’t follow, speak up and map <text:span text:style-name="T73">the gap</text:span></text:p>
        </text:list-item>
        <text:list-item>
          <text:p text:style-name="P64">don’t tell stories/scripts</text:p>
        </text:list-item>
      </text:list>
      <text:p text:style-name="P71">Mechanics of Diologos</text:p>
      <text:list xml:id="list7850698822445708635" text:style-name="L4">
        <text:list-item>
          <text:p text:style-name="P65">Pararlax vision / perspective</text:p>
        </text:list-item>
        <text:list-item>
          <text:p text:style-name="P72">One person speaks and does not need to listen; he is consumed with channeling/expression. Others consume fully the message, and generate insights, receptively. Expression/reception.</text:p>
        </text:list-item>
        <text:list-item>
          <text:p text:style-name="P65">the least among us has access to truth via experience, and diologos can locate, refine, and magnify it.</text:p>
        </text:list-item>
      </text:list>
      <text:p text:style-name="P3">Pre-diologos techniques</text:p>
      <text:list xml:id="list8296388991402220508" text:style-name="L5">
        <text:list-item>
          <text:p text:style-name="P66">be selective – not everyone is ready</text:p>
        </text:list-item>
        <text:list-item>
          <text:p text:style-name="P66">intervene for a new groove</text:p>
        </text:list-item>
        <text:list-item>
          <text:p text:style-name="P66">don’t fix silence (and challenge if it seems others have)</text:p>
        </text:list-item>
      </text:list>
      <text:p text:style-name="P3">Germination</text:p>
      <text:list xml:id="list5095964937627406085" text:style-name="L6">
        <text:list-item>
          <text:p text:style-name="P67">make fruits explicit as diologos closes</text:p>
        </text:list-item>
        <text:list-item>
          <text:p text:style-name="P67">share this book / write your own / join our forum?</text:p>
        </text:list-item>
        <text:list-item>
          <text:p text:style-name="P67">Highlight the next run<text:span text:style-name="T73">g</text:span> for those who can’t quite reach the top</text:p>
        </text:list-item>
        <text:list-item>
          <text:p text:style-name="P67">collect your peers</text:p>
        </text:list-item>
      </text:list>
      <text:p text:style-name="P14">Why does it work? We are evolved to be truth-seekers among sneaky social agents</text:p>
      <text:p text:style-name="P12"/>
      <text:p text:style-name="P13">Don’t dominate with a foregone conclusion, but what about making a particular point? Make the point concisely, then step back and create space, and focus on what fills it.</text:p>
      <text:p text:style-name="P13"/>
      <text:p text:style-name="P13"/>
      <text:p text:style-name="P13"/>
      <text:p text:style-name="P19"/>
      <text:p text:style-name="P1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8:42:14.770155298</meta:creation-date>
    <dc:date>2020-03-10T23:09:51.004842276</dc:date>
    <meta:editing-duration>PT20H51M23S</meta:editing-duration>
    <meta:editing-cycles>33</meta:editing-cycles>
    <meta:generator>LibreOffice/5.1.6.2$Linux_X86_64 LibreOffice_project/10m0$Build-2</meta:generator>
    <meta:document-statistic meta:table-count="0" meta:image-count="0" meta:object-count="0" meta:page-count="1" meta:paragraph-count="118" meta:word-count="3720" meta:character-count="21924" meta:non-whitespace-character-count="18367"/>
  </office:meta>
</office:document-meta>
</file>